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ebd1" officeooo:paragraph-rsid="0010ebd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10ebd1" officeooo:paragraph-rsid="0010ebd1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2pt" fo:font-weight="normal" officeooo:rsid="0010ebd1" officeooo:paragraph-rsid="0010ebd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256b2" officeooo:paragraph-rsid="001256b2" style:font-size-asian="10.5pt" style:font-weight-asian="normal" style:font-size-complex="12pt" style:font-weight-complex="normal"/>
    </style:style>
    <style:style style:name="T1" style:family="text">
      <style:text-properties officeooo:rsid="0011e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uno Takeshi Hori <text:tab/><text:tab/><text:tab/><text:tab/><text:tab/>RA: 145539</text:p>
      <text:p text:style-name="P1"/>
      <text:p text:style-name="P1">MC723 - Exercício 1 – Relatório 1</text:p>
      <text:p text:style-name="P1"/>
      <text:p text:style-name="P3">Etapa 1:</text:p>
      <text:p text:style-name="P3"/>
      <text:p text:style-name="P3">Tempo gasto ao compilar sem nenhuma opção de compilação extra : real 0m0.062s</text:p>
      <text:p text:style-name="P3">Utilizando otimização -O0 : real 0m0.05<text:span text:style-name="T1">6</text:span>s</text:p>
      <text:p text:style-name="P3">Utilizando otimização -O1 : real 0m0.0<text:span text:style-name="T1">51</text:span>s</text:p>
      <text:p text:style-name="P3">Utilizando otimização -O2 : real 0m0.0<text:span text:style-name="T1">47</text:span>s</text:p>
      <text:p text:style-name="P3">Utilizando otimização -O3 : real 0m0.0<text:span text:style-name="T1">46</text:span>s</text:p>
      <text:p text:style-name="P3"/>
      <text:p text:style-name="P3">Melhor tempo de compilação foi feito pela utilização de -O<text:span text:style-name="T1">3</text:span>, <text:span text:style-name="T1">contudo o resultado variava ao fazer a compilação diversas vezes em todos os casos.</text:span></text:p>
      <text:p text:style-name="P3"/>
      <text:p text:style-name="P3">Etapa 2: Outras otimizações da categoria -mtune do gcc</text:p>
      <text:p text:style-name="P3"/>
      <text:p text:style-name="P3">-<text:span text:style-name="T1">mtune=generic : produz código otimizado para os processadores IA32/AMD64/EM64T mais comuns. Tempo : real 0m052s.</text:span></text:p>
      <text:p text:style-name="P3"><text:span text:style-name="T1">-mtune=native : a opção seleciona a CPU para otimizar um tempo de compilação determinando o tipo de processador da máquina. Tempo : real 0m0.045s.</text:span></text:p>
      <text:p text:style-name="P3"/>
      <text:p text:style-name="P4">Essas opções não causaram grande diferença em relação ao tempo de compilação.</text:p>
      <text:p text:style-name="P4"/>
      <text:p text:style-name="P4">Etapa 3: Quebrar programa em 2 arquivos separados: main.c e calc_primo.c</text:p>
      <text:p text:style-name="P4"/>
      <text:p text:style-name="P4">Existem métodos diferentes para se compilar esses arquivos: criar um script ou um Makefile.</text:p>
      <text:p text:style-name="P4"/>
      <text:p text:style-name="P3"/>
      <text:p text:style-name="P3"><text:s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Hori</meta:initial-creator>
    <meta:creation-date>2016-03-04T08:38:16.033166216</meta:creation-date>
    <dc:date>2016-03-04T09:22:09.210712750</dc:date>
    <dc:creator>Bruno Hori</dc:creator>
    <meta:editing-duration>PT13M12S</meta:editing-duration>
    <meta:editing-cycles>1</meta:editing-cycles>
    <meta:generator>LibreOffice/5.0.4.2$Linux_X86_64 LibreOffice_project/00$Build-2</meta:generator>
    <meta:document-statistic meta:table-count="0" meta:image-count="0" meta:object-count="0" meta:page-count="1" meta:paragraph-count="16" meta:word-count="159" meta:character-count="1014" meta:non-whitespace-character-count="863"/>
  </office:meta>
</office:document-meta>
</file>